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</style:style>
    <style:style style:name="P10" style:family="paragraph" style:parent-style-name="Standard" style:list-style-name="L2">
      <style:paragraph-properties fo:line-height="150%" fo:text-align="justify" style:justify-single-word="false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4">Порождающие паттерны</text:span></text:p>
      <text:p text:style-name="P8"/>
      <text:p text:style-name="P2"><text:tab/>Порождающие паттерны предназначены для создания объектов в системе, предоставляя разработчику следующие возможности:</text:p>
      <text:list xml:id="list18094894461" text:style-name="L1">
        <text:list-item>
          <text:p text:style-name="P9"><text:span text:style-name="T1">единый способ получения экземпляров объектов</text:span> – в системе предоставляется возможность создания объектов без необходимости идентификации определенных типов <text:s/>в программном коде;</text:p>
        </text:list-item>
        <text:list-item>
          <text:p text:style-name="P9"><text:span text:style-name="T1">простота – </text:span><text:span text:style-name="T3">избавляют разработчика от необходимости написания сложного кода для создания объектов класса</text:span>;</text:p>
        </text:list-item>
        <text:list-item>
          <text:p text:style-name="P9"><text:span text:style-name="T1">учет ограничений – </text:span><text:span text:style-name="T3">некоторые шаблоны налагают опредёленные ограничения на тип и количество инстанцируемых объектов</text:span>.</text:p>
        </text:list-item>
      </text:list>
      <text:p text:style-name="P2"><text:tab/>Порождающие паттерны проектирования помогают сделать систему независимой от способа создания, композиции и представления объектов. Они важны в том случае, когда система больше зависит от композиции объектов, чем от наследования классов. Основной упор делается не на жестком кодировании фиксированного набора поведений, а на определении небольшого набора фундаментальных поведений, с помощью композиции которых можно получить любое число более сложных. Таким образом, для создания объекта с конкретным поведением требуется нечто большее, чем просто инстанцирование класса.</text:p>
      <text:p text:style-name="P2"><text:tab/>Группа порождающих паттернов включает в себя следующие шаблоны:</text:p>
      <text:list xml:id="list1956713267" text:style-name="L2">
        <text:list-item>
          <text:p text:style-name="P10"><text:span text:style-name="T1">Abstract Factory</text:span> – обеспечивает создание семейств взаимосвязанных или зависящих друг от друга объектов без указания их конкретных классов;</text:p>
        </text:list-item>
        <text:list-item>
          <text:p text:style-name="P10"><text:span text:style-name="T1">Builder</text:span> – упрощает создание сложных объектов путём определения класса, предназначенного для построения другого класса;</text:p>
        </text:list-item>
        <text:list-item>
          <text:p text:style-name="P10"><text:span text:style-name="T1">Factory Method</text:span> – определяет стандартный метод создания объекта, не связанный с вызовом конструктора, оставляя решение о том, какой именно объект создавать, за подклассами;</text:p>
        </text:list-item>
        <text:list-item>
          <text:p text:style-name="P10"><text:span text:style-name="T1">Prototype</text:span> – облегчает динамическое создание путём определения классов, объекты которых могут создавать собственные дубликаты;</text:p>
        </text:list-item>
        <text:list-item>
          <text:p text:style-name="P10"><text:span text:style-name="T1">Singleton</text:span> – обеспечивает наличие в системе только одного экземпляра заданного класса.</text:p>
        </text:list-item>
      </text:list>
      <text:p text:style-name="P2"/>
      <text:p text:style-name="P2"/>
      <text:p text:style-name="P7"><text:soft-page-break/>Паттерн проектирования Abstract Factory</text:p>
      <text:p text:style-name="P7"/>
      <text:p text:style-name="P6"><text:tab/>Паттерн проектирования Abstract Factory <text:span text:style-name="T2">следует применять в следующих случаях</text:span>:</text:p>
      <text:list xml:id="list1474407730" text:style-name="L3">
        <text:list-item>
          <text:p text:style-name="P12">приложение должно быть настраиваемым на использование одного из нескольких семейств продуктов;</text:p>
        </text:list-item>
        <text:list-item>
          <text:p text:style-name="P12">объекты должнны создаваться в виде определённого набора, чтобы обеспечивать возможность их сравнения;</text:p>
        </text:list-item>
        <text:list-item>
          <text:p text:style-name="P12">необходимо создать набор классов и открыть для доступа их параметры и взаимосвязи, не открывая детали их реализации.</text:p>
        </text:list-item>
      </text:list>
      <text:p text:style-name="P4"><text:tab/></text:p>
      <text:p text:style-name="P4"><text:tab/>В некоторых случаях разработчику необходимо создавать приложения, которые должны работать на различных операционных системах, поддерживать различные оконные интерфейсы и т.д. Кроме обеспечения высокого уровня гибкости необходимо также позаботиться о том, чтобы не приходилось перерабатывать исходный код уже работающей системы. Наиболее эффективным способом решения данной проблемы является применение паттерна Abstract Factory.</text:p>
      <text:p text:style-name="P4"><text:tab/>Во время выполнения приложение создаёт и использует Concreate Factory и порождённые или конкретные продукты Concreate Products. Получаемые классы полностью соответствуют требованиям, определённым абстрактным механизмом Abstract Factory и Abstract Products, что обеспечивает возможность прямого использования этих конкретных классов без повторного кодирования или перекомпиляции.</text:p>
      <text:p text:style-name="P4"/>
      <text:p text:style-name="P5"><text:tab/>Достоинства и недостатки. </text:p>
      <text:p text:style-name="P6"><text:tab/>Паттерн Abstract Factory позволяет повысить общую гибкость приложения, при этом гибкость должна проявляться как во время компиляции, так и во время работы приложения. При реализации данного шаблона нет необходимости предсказывать дальнейшую область его применения – достаточно создать общий “каркас” для классов, а далее сосредоточиться на реализации функциональности отдельных частей программы.</text:p>
      <text:p text:style-name="P6"><text:tab/>При проектировании необходимо тщательно продумывать базовый интерфейс абстрактного продукта. Если сделать это небрежно, в некоторых случаях это может усложнить генерацию конкретных продуктов с заданными свойствами.</text:p>
      <text:p text:style-name="P4"/>
      <text:p text:style-name="P4"><text:soft-page-break/></text:p>
      <text:p text:style-name="P3"><text:tab/>При подготовке были использованы следующие материалы:</text:p>
      <text:list xml:id="list1684805322" text:style-name="L4">
        <text:list-item>
          <text:p text:style-name="P13">Гамма Э. и др. – Приёмы объектно-ориентированного проектирования. Паттерны проектирования, 2010.</text:p>
        </text:list-item>
        <text:list-item>
          <text:p text:style-name="P13">С. Стелтинг, О. Маассен – Применение шаблонов Java, 200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ha </meta:initial-creator>
    <meta:creation-date>2014-05-13T11:42:19</meta:creation-date>
    <dc:date>2014-05-13T14:08:13</dc:date>
    <dc:creator>pasha </dc:creator>
    <meta:editing-duration>PT47M44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3" meta:paragraph-count="26" meta:word-count="483" meta:character-count="3902" meta:non-whitespace-character-count="3443"/>
  </office:meta>
</office:document-meta>
</file>